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29.05.2017</text:date>, <text:time>20:59: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9T20:59:17.95</dc:date>
    <meta:editing-duration>P164DT19H50M53S</meta:editing-duration>
    <meta:editing-cycles>73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StringType() ' singleton data ctor; return the singleton value
	Static out As Object
	If isNull(out) Then
		' order of argTypes of DataTypeCtor is fixed:
		out = List_nth(0, field(DataCtor_argTypes, DataTypeCtor))
	End If
	StringType = out
End Function

Function IntegerType() ' singleton data ctor; return the singleton value
	Static out As Object
	If isNull(out) Then
		' order of argTypes of DataTypeCtor is fixed:
		out = List_nth(1, field(DataCtor_argTypes, DataTypeCtor))
	End If
	IntegerType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IntegerType)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assert_hasCtor(v As Variant, c As Variant)
	If Not(isDataValue(c)) Or Not(isDataValue(c)) Then
		Goto assert_hasCtor_invalid_args
	End If
	If Not(DataValue_same(ctorOf(c), DataCtor)) Then
		Goto assert_hasCtor_invalid_args
	End If
	assert_hasCtor = assertEqual(DataValue_same( _
		ctorOf(v), c), True)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Not(DataValue_same(ctorOf(c),  DataCtor)) _
	Or Not(DataValue_same(ctorOf(tc), DataTypeCtor)) Then
		Goto assert_hasTypeCtor_invalid_args
	End If
	assert_hasTypeCtor = assertEqual(DataValue_same( _
		field(DataCtor_typeCtor, c), tc), True)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assertEqual(DataValue_same(cDataTypeCtor, tcType),		Fals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assertEqual(DataValue_same(tcDataTypeCtor, tcType), 		False).x
	assertEqual(DataValue_same(tcDataTypeCtor, cDataTypeCtor),	False).x

	Dim cDataCtor As Variant
	cDataCtor = DataCtor
	assertEqual(isDataValue(cDataCtor), True).x
	assertEqual(fieldCount( cDataCtor), 3).x
	assertEqual(field(DataCtor_name, cDataCtor), "DataCtor").x
	' field argTypes later
	assert_hasCtor(cDataCtor, 	cDataCtor).x
	assert_hasCtor(cDataTypeCtor,	cDataCtor).x
	assertEqual(DataValue_same(cDataCtor, tcType), 			False).x
	assertEqual(DataValue_same(cDataCtor, cDataTypeCtor),	False).x
	assertEqual(DataValue_same(cDataCtor, tcDataTypeCtor),	False).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assertEqual(DataValue_same(tcDataCtor, tcType), 		False).x
	assertEqual(DataValue_same(tcDataCtor, cDataTypeCtor),	False).x
	assertEqual(DataValue_same(tcDataCtor, tcDataTypeCtor),	False).x
	assertEqual(DataValue_same(tcDataCtor, cDataCtor),		False).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assertEqual(DataValue_same(tcList, tcType), 		False).x
	assertEqual(DataValue_same(tcList, cDataTypeCtor),	False).x
	assertEqual(DataValue_same(tcList, tcDataTypeCtor),	False).x
	assertEqual(DataValue_same(tcList, cDataCtor),		False).x
	assertEqual(DataValue_same(tcList, tcDataCtor),		False).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Equal(DataValue_same( _
		field(DataCtor_argTypes, cNil), vNil), True).x
	' TList's dataCtors field is non-nil:
	Dim ListCtors
	ListCtors = field(DataTypeCtor_dataCtors, tcList)
	assertEqual(DataValue_same(ListCtors, vNil), False).x

	assertEqual(DataValue_same(vNil, tcType), 			False).x
	assertEqual(DataValue_same(vNil, cDataTypeCtor),	False).x
	assertEqual(DataValue_same(vNil, tcDataTypeCtor),	False).x
	assertEqual(DataValue_same(vNil, cDataCtor),		False).x
	assertEqual(DataValue_same(vNil, tcDataCtor),		False).x
	assertEqual(DataValue_same(vNil, tcList),			False).x
	assertEqual(DataValue_same(vNil, cNil),				False).x
	assertEqual(DataValue_same(cNil, tcType), 			False).x
	assertEqual(DataValue_same(cNil, cDataTypeCtor),	False).x
	assertEqual(DataValue_same(cNil, tcDataTypeCtor),	False).x
	assertEqual(DataValue_same(cNil, cDataCtor),		False).x
	assertEqual(DataValue_same(cNil, tcDataCtor),		False).x
	assertEqual(DataValue_same(cNil, tcList),			False).x
	
	Dim cCons As Variant
	cCons = List_cons
	assertEqual(isDataValue(cCons), True).x
	assert_hasCtor(    cCons, cDataCtor	).x
	assert_hasTypeCtor(cCons, tcList	).x
	' Let's not test the name, rather confirm that it has 
	' a non-nil argTypes field and is itself the data ctor of that!
	assertEqual(DataValue_same(field(DataCtor_argTypes, cCons), vNil), False).x
	assert_hasCtor(field(DataCtor_argTypes, cCons), cCons).x
	' TList's dataCtors field is a cons value:
	assert_hasCtor(ListCtors, cCons).x

	assertEqual(DataValue_same(cCons, tcType), 			False).x
	assertEqual(DataValue_same(cCons, cDataTypeCtor),	False).x
	assertEqual(DataValue_same(cCons, tcDataTypeCtor),	False).x
	assertEqual(DataValue_same(cCons, cDataCtor),		False).x
	assertEqual(DataValue_same(cCons, tcDataCtor),		False).x
	assertEqual(DataValue_same(cCons, tcList),			False).x
	assertEqual(DataValue_same(cCons, vNil),			False).x
	assertEqual(DataValue_same(cCons, cNil),			False).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Equal(DataValue_same(List_car(ys), vNil), True).x
	assertEqual(DataValue_same(List_cdr(ys), xs), True).x
	assertEqual(DataValue_same(List_car(xs), vNil), True).x
	xs = List_cons(2, List_cons(3, vNil))
	ys = List_cons(1, xs)
	assertEqual(                             List_car(ys),		1).x
	assertEqual(DataValue_same(              List_cdr(ys),		xs), True).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Equal(DataValue_same(List_nth(0, dataCtors), cDataTypeCtor),	True).x
	
	dataCtors = field(DataTypeCtor_dataCtors,         tcDataCtor)
	assertEqual(List_length(dataCtors), 1).x
	assertEqual(DataValue_same(List_nth(0, dataCtors), cDataCtor), 		True).x
	
	dataCtors = field(DataTypeCtor_dataCtors,         tcList)
	assertEqual(List_length(dataCtors), 2).x
	assertEqual(DataValue_same(List_nth(0, dataCtors), cNil),			True).x
	assertEqual(DataValue_same(List_nth(1, dataCtors), cCons),			True).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Dim vString As Variant, cString As Variant ' singleton data ctor, returns the singleton value
	vString = StringType
	assertEqual(isDataValue(vString), True).x
	assertEqual( fieldCount(vString), 0).x	' singleton value
	' StringType returns the same instance again
	assertEqual(DataValue_same(StringType, vString), True).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Dim vInt As Variant, cInt As Variant ' singleton data ctor, returns the singleton value
	vInt = IntegerType
	assertEqual(isDataValue(vInt), True).x
	assertEqual( fieldCount(vInt), 0).x	' singleton value
	' IntegerType returns the same instance again
	assertEqual(DataValue_same(IntegerType, vInt), True).x
	cInt = ctorOf(vInt)
	assertEqual(isDataValue(cInt), True).x
	assertEqual( fieldCount(cInt), 3).x
	assertEqual(           field(DataCtor_name,     cInt),  "Integer").x
	argTypes = field(DataCtor_argTypes, cInt)
	assertEqual(List_length(argTypes), 0).x ' singleton ctor
	assert_hasTypeCtor(cInt,		tcType).x
	assert_hasCtor(	   cInt,		cDataCtor).x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Equal(DataValue_same(List_nth(0, argTypes), vInt), True).x

	'--- apply TypeParam
	Dim vParam As Variant
	vParam = TypeParam(0)
	assertEqual(isDataValue(vParam),	True	).x
	assertEqual( fieldCount(vParam),	1		).x
	assert_hasCtor(         vParam,		cParam	).x	

	'---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Equal(DataValue_same(List_nth(1, argTypes), tcType), True).x
	' TODO: really only TDataTypeCtor? - it means only 1 type param ever!
	assertEqual(DataValue_same(List_nth(0, argTypes), tcDataTypeCtor), True).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Throws(hasType(TDataCtor,		DataCtor)).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